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8.1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1.682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7.95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32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039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2.584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972f" fo:border="0.74pt solid #000000" fo:padding="0.15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e480a" fo:border="0.74pt solid #000000" fo:padding="0.15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972f" fo:border-left="0.74pt solid #000000" fo:padding="0.15cm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be480a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8a202" fo:border="0.74pt solid #000000" fo:padding="0.15c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860d" fo:border="0.74pt solid #000000" fo:padding="0.15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ed4c05" fo:border="0.74pt solid #000000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ff972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972f" fo:border="none" fo:padding="0.15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74pt solid #000000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ff972f" fo:border-left="none" fo:padding="0.15cm" fo:border-right="0.74pt solid #000000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e8a202" fo:border-left="none" fo:padding="0.15cm" fo:border-right="0.74pt solid #000000" fo:border-top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fo:background-color="#ff860d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60d" fo:border="0.74pt solid #000000" fo:padding="0.15cm"/>
      <style:text-properties fo:color="#000000" fo:font-size="12pt" style:font-size-asian="12pt" style:font-size-complex="12pt"/>
    </style:style>
    <style:style style:name="ce93" style:family="table-cell" style:parent-style-name="Default">
      <style:table-cell-properties fo:background-color="#ed4c05" fo:border="none" fo:padding="0.15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be480a" fo:border="0.74pt solid #000000" fo:padding="0.15cm"/>
      <style:text-properties fo:color="#000000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be480a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f972f" fo:padding="0.15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be480a" fo:padding="0.15c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e8a202" fo:padding="0.15cm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860d" fo:padding="0.15cm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ed4c05" fo:padding="0.15cm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972f"/>
    </style:style>
    <style:style style:name="ce56" style:family="table-cell" style:parent-style-name="Default">
      <style:table-cell-properties fo:border-bottom="none" fo:background-color="#afd095" fo:border-left="0.74pt solid #000000" fo:padding="0.199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eeeeee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eeeeee"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b7b3ca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73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fo:background-color="#666666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77bc65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355269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order-bottom="0.74pt solid #000000" fo:background-color="#afd095" fo:border-left="none" fo:padding="0.199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eeeeee" fo:border="0.74pt solid #000000" fo:padding="0.199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7b3ca" fo:border="0.74pt solid #000000" fo:padding="0.24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80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order="0.74pt solid #000000" fo:padding="0.199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666666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order="0.74pt solid #000000" fo:padding="0.199cm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fo:background-color="#355269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value-type" style:repeat-content="false" fo:border="none" fo:padding="0.199cm" style:vertical-align="middle"/>
      <style:paragraph-properties fo:margin-left="0cm"/>
      <style:text-properties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="0.74pt solid #000000" fo:padding="0.24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7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666666" fo:border="0.74pt solid #000000"/>
    </style:style>
    <style:style style:name="ce162" style:family="table-cell" style:parent-style-name="Default"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none" fo:padding="0.19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ff972f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 fo:padding="0.24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2" style:family="table-cell" style:parent-style-name="Default">
      <style:table-cell-properties fo:background-color="#666666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3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75" style:family="table-cell" style:parent-style-name="Default">
      <style:table-cell-properties fo:background-color="#666666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5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6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20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1"/>
          <table:table-cell table:style-name="ce36"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11"/>
          <table:table-cell table:style-name="ce40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-5</text:p>
          </table:table-cell>
          <table:table-cell table:style-name="ce7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style-name="ce68" table:number-columns-repeated="5"/>
          <table:table-cell table:style-name="ce94"/>
          <table:table-cell table:style-name="ce68" table:number-columns-repeated="1016"/>
        </table:table-row>
        <table:table-row table:style-name="ro1">
          <table:table-cell table:style-name="ce8" office:value-type="string" calcext:value-type="string">
            <text:p>GR-6</text:p>
          </table:table-cell>
          <table:table-cell table:style-name="ce8" office:value-type="string" calcext:value-type="string">
            <text:p>Обязательные поля отмечены звездочкой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R-7</text:p>
          </table:table-cell>
          <table:table-cell table:style-name="ce42" office:value-type="string" calcext:value-type="string">
            <text:p>Валидация проходит при нажатии кнопки Submit</text:p>
          </table:table-cell>
          <table:table-cell table:style-name="ce68" table:number-columns-repeated="1022"/>
        </table:table-row>
        <table:table-row table:style-name="ro2">
          <table:table-cell table:style-name="ce7" office:value-type="string" calcext:value-type="string">
            <text:p>GR-7/1</text:p>
          </table:table-cell>
          <table:table-cell table:style-name="ce43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office:value-type="string" calcext:value-type="string">
            <text:p>+</text:p>
            <text:p/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GR-7/3</text:p>
          </table:table-cell>
          <table:table-cell table:style-name="ce44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 office:value-type="string" calcext:value-type="string">
            <text:p>GR-8</text:p>
          </table:table-cell>
          <table:table-cell table:style-name="ce8" office:value-type="string" calcext:value-type="string">
            <text:p>Label вкладки в браузере <text:s/>«Форма регистрации»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8" office:value-type="string" calcext:value-type="string">
            <text:p>GR-9</text:p>
          </table:table-cell>
          <table:table-cell table:style-name="ce8" office:value-type="string" calcext:value-type="string">
            <text:p>Favicon веб - страницы <text:s/>(SNAKE.jpg) 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7" office:value-type="string" calcext:value-type="string">
            <text:p>Пользователь не может ввести смайлики в формы</text:p>
          </table:table-cell>
          <table:table-cell table:style-name="ce68" table:number-columns-repeated="1022"/>
        </table:table-row>
        <table:table-row table:style-name="ro1">
          <table:table-cell table:style-name="ce8" office:value-type="string" calcext:value-type="string">
            <text:p>GR-11</text:p>
          </table:table-cell>
          <table:table-cell table:style-name="ce8" office:value-type="string" calcext:value-type="string">
            <text:p>Label формы — «Форма регистрации»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15" table:number-columns-repeated="2"/>
          <table:table-cell table:style-name="ce9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2/1</text:p>
          </table:table-cell>
          <table:table-cell table:style-name="ce47" office:value-type="string" calcext:value-type="string">
            <text:p>Пользователь может вводить в поле латинские символы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2</text:p>
          </table:table-cell>
          <table:table-cell table:style-name="ce47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3</text:p>
          </table:table-cell>
          <table:table-cell table:style-name="ce47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4</text:p>
          </table:table-cell>
          <table:table-cell table:style-name="ce47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2/5</text:p>
          </table:table-cell>
          <table:table-cell table:style-name="ce48" office:value-type="string" calcext:value-type="string">
            <text:p>Пользователь не может ввести пробел в конце поля</text:p>
          </table:table-cell>
          <table:table-cell table:style-name="ce68" table:number-columns-repeated="1022"/>
        </table:table-row>
        <table:table-row table:style-name="ro1">
          <table:table-cell table:style-name="ce28" office:value-type="string" calcext:value-type="string">
            <text:p>NR-2/6</text:p>
          </table:table-cell>
          <table:table-cell table:style-name="ce49" office:value-type="string" calcext:value-type="string">
            <text:p>Пользователь не может ввести пробелы подряд</text:p>
          </table:table-cell>
          <table:table-cell table:style-name="ce92" table:number-columns-repeated="1022"/>
        </table:table-row>
        <table:table-row table:style-name="ro1">
          <table:table-cell table:style-name="ce41" office:value-type="string" calcext:value-type="string">
            <text:p>NR-2/7</text:p>
          </table:table-cell>
          <table:table-cell table:style-name="ce69" office:value-type="string" calcext:value-type="string">
            <text:p><text:s/>Пользователь может ввести только один пробел.</text:p>
          </table:table-cell>
          <table:table-cell table:style-name="ce112" table:number-columns-repeated="1022"/>
        </table:table-row>
        <table:table-row table:style-name="ro1">
          <table:table-cell table:style-name="ce41" office:value-type="string" calcext:value-type="string">
            <text:p>NR-3</text:p>
          </table:table-cell>
          <table:table-cell table:style-name="ce41" office:value-type="string" calcext:value-type="string">
            <text:p>Поле является нерегистрозависимым</text:p>
          </table:table-cell>
          <table:table-cell table:style-name="ce112" office:value-type="string" calcext:value-type="string">
            <text:p>+</text:p>
          </table:table-cell>
          <table:table-cell table:style-name="ce112" table:number-columns-repeated="1021"/>
        </table:table-row>
        <table:table-row table:style-name="ro1">
          <table:table-cell table:style-name="ce41" office:value-type="string" calcext:value-type="string">
            <text:p>NR-4</text:p>
          </table:table-cell>
          <table:table-cell table:style-name="ce41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5</text:p>
          </table:table-cell>
          <table:table-cell table:style-name="ce7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6</text:p>
          </table:table-cell>
          <table:table-cell table:style-name="ce41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7</text:p>
          </table:table-cell>
          <table:table-cell table:style-name="ce41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8</text:p>
          </table:table-cell>
          <table:table-cell table:style-name="ce4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R-9</text:p>
          </table:table-cell>
          <table:table-cell table:style-name="ce41" office:value-type="string" calcext:value-type="string">
            <text:p>Поле является обязательным.</text:p>
          </table:table-cell>
          <table:table-cell table:style-name="ce112" table:number-columns-repeated="1022"/>
        </table:table-row>
        <table:table-row table:style-name="ro1">
          <table:table-cell table:style-name="ce51" office:value-type="string" calcext:value-type="string">
            <text:p>NR-10</text:p>
          </table:table-cell>
          <table:table-cell table:style-name="ce93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style-name="ce127"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7</text:p>
          </table:table-cell>
          <table:table-cell table:style-name="ce50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-4</text:p>
          </table:table-cell>
          <table:table-cell table:style-name="ce8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5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6</text:p>
          </table:table-cell>
          <table:table-cell table:style-name="ce8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7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8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9</text:p>
          </table:table-cell>
          <table:table-cell table:style-name="ce1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-2/3</text:p>
          </table:table-cell>
          <table:table-cell table:style-name="ce27" office:value-type="string" calcext:value-type="string">
            <text:p><text:span text:style-name="T5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Допустимые вводимые символы <text:span text:style-name="T1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3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 <text:span text:style-name="T11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2" office:value-type="string" calcext:value-type="string">
            <text:p>Допустимые вводимые символы <text:span text:style-name="T12">после последней точки </text:span><text:span text:style-name="T11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4" office:value-type="string" calcext:value-type="string">
            <text:p>Пользователь может ввести только латинские символы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8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8" office:value-type="string" calcext:value-type="string">
            <text:p>Placeholder поля — Your email addres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6" office:value-type="string" calcext:value-type="string">
            <text:p>E-11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2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3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4</text:p>
          </table:table-cell>
          <table:table-cell table:style-name="ce26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style-name="ce53"/>
          <table:table-cell table:number-columns-repeated="1021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9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3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3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4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8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63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7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8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0</text:p>
          </table:table-cell>
          <table:table-cell table:style-name="ce52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11</text:p>
          </table:table-cell>
          <table:table-cell table:style-name="ce26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1</text:p>
          </table:table-cell>
          <table:table-cell table:style-name="ce29" office:value-type="string" calcext:value-type="string">
            <text:p><text:span text:style-name="T13">В состоянии покоя — </text:span><text:span text:style-name="T14">светл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2</text:p>
          </table:table-cell>
          <table:table-cell table:style-name="ce29" office:value-type="string" calcext:value-type="string">
            <text:p><text:span text:style-name="T13">При наведении курсора —</text:span><text:span text:style-name="T14">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3</text:p>
          </table:table-cell>
          <table:table-cell table:style-name="ce27" office:value-type="string" calcext:value-type="string">
            <text:p><text:span text:style-name="T13">При нажатии на нёё — </text:span><text:span text:style-name="T15">темно-зеленый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5</text:p>
          </table:table-cell>
          <table:table-cell table:style-name="ce16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7</text:p>
          </table:table-cell>
          <table:table-cell table:style-name="ce16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3" table:number-columns-repeated="5" table:default-cell-style-name="ce71"/>
        <table:table-column table:style-name="co9" table:default-cell-style-name="ce71"/>
        <table:table-column table:style-name="co3" table:number-columns-repeated="1013" table:default-cell-style-name="ce71"/>
        <table:table-row table:style-name="ro3">
          <table:table-cell table:style-name="ce56"/>
          <table:table-cell table:style-name="ce77" office:value-type="string" calcext:value-type="string">
            <text:p><text:s text:c="4"/>Environment 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OS</text:p>
          </table:table-cell>
          <table:table-cell table:style-name="ce66" office:value-type="string" calcext:value-type="string">
            <text:p>Browser</text:p>
          </table:table-cell>
          <table:table-cell table:number-columns-repeated="2"/>
          <table:table-cell table:style-name="ce76" table:number-columns-repeated="3"/>
          <table:table-cell table:number-columns-repeated="1017"/>
        </table:table-row>
        <table:table-row table:style-name="ro4">
          <table:table-cell table:style-name="ce67" office:value-type="string" calcext:value-type="string">
            <text:p>Arch Linux (64 бит)</text:p>
          </table:table-cell>
          <table:table-cell table:style-name="ce78" office:value-type="string" calcext:value-type="string">
            <text:p>Chromium Версия 100.0.4896.75 </text:p>
          </table:table-cell>
          <table:table-cell/>
          <table:table-cell office:value-type="string" calcext:value-type="string">
            <text:p><text:a xlink:href="#checklist!A7" xlink:type="simple">BRO</text:a></text:p>
          </table:table-cell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]" office:value-type="string" office:string-value="GR-7" calcext:value-type="string">
            <text:p>GR-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10]" office:value-type="string" office:string-value="GR-7/1" calcext:value-type="string">
            <text:p>GR-7/1</text:p>
          </table:table-cell>
          <table:table-cell table:number-columns-repeated="1016"/>
        </table:table-row>
        <table:table-row table:style-name="ro5">
          <table:table-cell table:style-name="ce72" office:value-type="string" calcext:value-type="string">
            <text:p>ID</text:p>
          </table:table-cell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EX</text:p>
          </table:table-cell>
          <table:table-cell table:style-name="ce79" office:value-type="string" calcext:value-type="string">
            <text:p>AR</text:p>
          </table:table-cell>
          <table:table-cell table:style-name="ce72" office:value-type="string" calcext:value-type="string">
            <text:p>Status</text:p>
          </table:table-cell>
          <table:table-cell table:style-name="ce79" office:value-type="string" calcext:value-type="string">
            <text:p>BR</text:p>
          </table:table-cell>
          <table:table-cell table:style-name="ce79" office:value-type="string" calcext:value-type="string">
            <text:p>Req_ID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47"/>
          <table:table-cell table:style-name="ce156" office:value-type="string" calcext:value-type="string">
            <text:p><text:s text:c="54"/>Внешний вид</text:p>
          </table:table-cell>
          <table:table-cell table:style-name="ce147" table:number-columns-repeated="4"/>
          <table:table-cell table:style-name="ce173"/>
          <table:table-cell table:number-columns-repeated="1016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Label формы 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6" office:value-type="string" calcext:value-type="string">
            <text:p>ITCareerToday web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office:value-type="string" calcext:value-type="string">
            <text:p><text:a xlink:href="#Требования!A15" xlink:type="simple">GR-11</text:a></text:p>
          </table:table-cell>
          <table:table-cell table:number-columns-repeated="1016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80" office:value-type="string" calcext:value-type="string">
            <text:p>Favicon веб страницы</text:p>
          </table:table-cell>
          <table:table-cell table:style-name="ce82"/>
          <table:table-cell table:style-name="ce82" office:value-type="string" calcext:value-type="string">
            <text:p>snake.jpg</text:p>
          </table:table-cell>
          <table:table-cell table:style-name="ce82" office:value-type="string" calcext:value-type="string">
            <text:p>планета.jpg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3]" office:value-type="string" office:string-value="GR-9" calcext:value-type="string">
            <text:p>GR-9</text:p>
          </table:table-cell>
          <table:table-cell table:number-columns-repeated="1016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80" office:value-type="string" calcext:value-type="string">
            <text:p>Label вкладки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2" office:value-type="string" calcext:value-type="string">
            <text:p>Demo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2]" office:value-type="string" office:string-value="GR-8" calcext:value-type="string">
            <text:p>GR-8</text:p>
          </table:table-cell>
          <table:table-cell table:number-columns-repeated="1016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80" office:value-type="string" calcext:value-type="string">
            <text:p>Выделение обязательных полей.</text:p>
          </table:table-cell>
          <table:table-cell table:style-name="ce82"/>
          <table:table-cell table:style-name="ce82" office:value-type="string" calcext:value-type="string">
            <text:p>Name* Email* Surname*</text:p>
          </table:table-cell>
          <table:table-cell table:style-name="ce82" office:value-type="string" calcext:value-type="string">
            <text:p>Name Email Surname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8]" office:value-type="string" office:string-value="GR-6" calcext:value-type="string">
            <text:p>GR-6</text:p>
          </table:table-cell>
          <table:table-cell table:number-columns-repeated="1016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80" office:value-type="string" calcext:value-type="string">
            <text:p>Label поля Name:</text:p>
          </table:table-cell>
          <table:table-cell table:style-name="ce82"/>
          <table:table-cell table:style-name="ce82" office:value-type="string" calcext:value-type="string">
            <text:p>Name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30]" office:value-type="string" office:string-value="NR-4" calcext:value-type="string">
            <text:p>NR-4</text:p>
          </table:table-cell>
          <table:table-cell table:number-columns-repeated="1016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80" office:value-type="string" calcext:value-type="string">
            <text:p>Label поля Surname:</text:p>
          </table:table-cell>
          <table:table-cell table:style-name="ce82"/>
          <table:table-cell table:style-name="ce82" office:value-type="string" calcext:value-type="string">
            <text:p>Surname:</text:p>
          </table:table-cell>
          <table:table-cell table:style-name="ce82" office:value-type="string" calcext:value-type="string">
            <text:p>Surame: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49]" office:value-type="string" office:string-value="SR-4" calcext:value-type="string">
            <text:p>SR-4</text:p>
          </table:table-cell>
          <table:table-cell table:number-columns-repeated="1016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80" office:value-type="string" calcext:value-type="string">
            <text:p>Label поля Email:</text:p>
          </table:table-cell>
          <table:table-cell table:style-name="ce82"/>
          <table:table-cell table:style-name="ce82" office:value-type="string" calcext:value-type="string">
            <text:p>Email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74]" office:value-type="string" office:string-value="E-8" calcext:value-type="string">
            <text:p>E-8</text:p>
          </table:table-cell>
          <table:table-cell table:number-columns-repeated="1016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80" office:value-type="string" calcext:value-type="string">
            <text:p>Label поля Password:</text:p>
          </table:table-cell>
          <table:table-cell table:style-name="ce82"/>
          <table:table-cell table:style-name="ce82" office:value-type="string" calcext:value-type="string">
            <text:p>Password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95]" office:value-type="string" office:string-value="P-4" calcext:value-type="string">
            <text:p>P-4</text:p>
          </table:table-cell>
          <table:table-cell table:number-columns-repeated="1016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109" office:value-type="string" calcext:value-type="string">
            <text:p>Placeholder поля Name</text:p>
          </table:table-cell>
          <table:table-cell table:style-name="ce109"/>
          <table:table-cell table:style-name="ce109" office:value-type="string" calcext:value-type="string">
            <text:p>Name.</text:p>
          </table:table-cell>
          <table:table-cell table:style-name="ce109" office:value-type="string" calcext:value-type="string">
            <text:p>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32]" office:value-type="string" office:string-value="NR-6" calcext:value-type="string">
            <text:p>NR-6</text:p>
          </table:table-cell>
          <table:table-cell table:number-columns-repeated="1016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109" office:value-type="string" calcext:value-type="string">
            <text:p>Placeholder поля Surname</text:p>
          </table:table-cell>
          <table:table-cell table:style-name="ce109"/>
          <table:table-cell table:style-name="ce109" office:value-type="string" calcext:value-type="string">
            <text:p>Surname.</text:p>
          </table:table-cell>
          <table:table-cell table:style-name="ce109" office:value-type="string" calcext:value-type="string">
            <text:p>Sur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51]" office:value-type="string" office:string-value="SR-6" calcext:value-type="string">
            <text:p>SR-6</text:p>
          </table:table-cell>
          <table:table-cell table:number-columns-repeated="1016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109" office:value-type="string" calcext:value-type="string">
            <text:p>Placeholder поля Email</text:p>
          </table:table-cell>
          <table:table-cell table:style-name="ce109"/>
          <table:table-cell table:style-name="ce110" office:value-type="string" calcext:value-type="string">
            <text:p>Your email addres.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6]" office:value-type="string" office:string-value="E-10" calcext:value-type="string">
            <text:p>E-10</text:p>
          </table:table-cell>
          <table:table-cell table:number-columns-repeated="1016"/>
        </table:table-row>
        <table:table-row table:style-name="ro5">
          <table:table-cell table:style-name="ce73" office:value-type="float" office:value="12" calcext:value-type="float">
            <text:p>12</text:p>
          </table:table-cell>
          <table:table-cell table:style-name="ce109" office:value-type="string" calcext:value-type="string">
            <text:p>Placeholder поля Password</text:p>
          </table:table-cell>
          <table:table-cell table:style-name="ce109"/>
          <table:table-cell table:style-name="ce110" office:value-type="string" calcext:value-type="string">
            <text:p>Enter a password.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7]" office:value-type="string" office:string-value="P-6" calcext:value-type="string">
            <text:p>P-6</text:p>
          </table:table-cell>
          <table:table-cell table:number-columns-repeated="1016"/>
        </table:table-row>
        <table:table-row table:style-name="ro4">
          <table:table-cell table:style-name="ce102" office:value-type="float" office:value="13" calcext:value-type="float">
            <text:p>13</text:p>
          </table:table-cell>
          <table:table-cell table:style-name="ce110" office:value-type="string" calcext:value-type="string">
            <text:p>Выравнивание placeholder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4]" office:value-type="string" office:string-value="NR-8" calcext:value-type="string">
            <text:p>N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4" calcext:value-type="float">
            <text:p>14</text:p>
          </table:table-cell>
          <table:table-cell table:style-name="ce110" office:value-type="string" calcext:value-type="string">
            <text:p>Выравнивание placeholder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3]" office:value-type="string" office:string-value="SR-8" calcext:value-type="string">
            <text:p>S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5" calcext:value-type="float">
            <text:p>15</text:p>
          </table:table-cell>
          <table:table-cell table:style-name="ce110" office:value-type="string" calcext:value-type="string">
            <text:p>Выравнивание placeholder поля Email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16" calcext:value-type="float">
            <text:p>16</text:p>
          </table:table-cell>
          <table:table-cell table:style-name="ce110" office:value-type="string" calcext:value-type="string">
            <text:p>Выравнивание placeholder поля Password</text:p>
            <text:p>По левому краю</text:p>
          </table:table-cell>
          <table:table-cell table:style-name="ce115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9]" office:value-type="string" office:string-value="P-8" calcext:value-type="string">
            <text:p>P-8</text:p>
          </table:table-cell>
          <table:table-cell table:number-columns-repeated="1016"/>
        </table:table-row>
        <table:table-row table:style-name="ro4">
          <table:table-cell table:style-name="ce102" office:value-type="float" office:value="17" calcext:value-type="float">
            <text:p>17</text:p>
          </table:table-cell>
          <table:table-cell table:style-name="ce110" office:value-type="string" calcext:value-type="string">
            <text:p>Выравнивание Label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3]" office:value-type="string" office:string-value="NR-7" calcext:value-type="string">
            <text:p>N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8" calcext:value-type="float">
            <text:p>18</text:p>
          </table:table-cell>
          <table:table-cell table:style-name="ce110" office:value-type="string" calcext:value-type="string">
            <text:p>Выравнивание label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2]" office:value-type="string" office:string-value="SR-7" calcext:value-type="string">
            <text:p>S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9" calcext:value-type="float">
            <text:p>19</text:p>
          </table:table-cell>
          <table:table-cell table:style-name="ce110" office:value-type="string" calcext:value-type="string">
            <text:p><text:span text:style-name="T5">Выравнивание label</text:span> поля Email </text:p>
            <text:p>По левому краю</text:p>
          </table:table-cell>
          <table:table-cell table:style-name="ce116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20" calcext:value-type="float">
            <text:p>20</text:p>
          </table:table-cell>
          <table:table-cell table:style-name="ce110" office:value-type="string" calcext:value-type="string">
            <text:p><text:span text:style-name="T5">Выравнивание label</text:span> поля Password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8]" office:value-type="string" office:string-value="P-7" calcext:value-type="string">
            <text:p>P-7</text:p>
          </table:table-cell>
          <table:table-cell table:number-columns-repeated="1016"/>
        </table:table-row>
        <table:table-row table:style-name="ro6">
          <table:table-cell table:style-name="ce102" office:value-type="float" office:value="21" calcext:value-type="float">
            <text:p>21</text:p>
          </table:table-cell>
          <table:table-cell table:style-name="ce109" office:value-type="string" calcext:value-type="string">
            <text:p>Ввод emoji во все поля.</text:p>
          </table:table-cell>
          <table:table-cell table:style-name="ce109" office:value-type="string" calcext:value-type="string">
            <text:p><text:span text:style-name="T16">Name</text:span><text:span text:style-name="T17"> : 💩💩💩💩</text:span></text:p>
            <text:p><text:span text:style-name="T16">Surname</text:span><text:span text:style-name="T17"> : 💩💩💩💩</text:span></text:p>
            <text:p><text:span text:style-name="T16">Email</text:span><text:span text:style-name="T17">: 💩💩💩💩</text:span></text:p>
            <text:p><text:span text:style-name="T16">Password</text:span><text:span text:style-name="T17"> : 💩💩💩💩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💩💩💩💩 💩💩💩💩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14]" office:value-type="string" office:string-value="GR-10" calcext:value-type="string">
            <text:p>GR-10</text:p>
          </table:table-cell>
          <table:table-cell/>
          <table:table-cell table:style-name="ce76" table:number-columns-repeated="3"/>
          <table:table-cell table:number-columns-repeated="1012"/>
        </table:table-row>
        <table:table-row table:style-name="ro6">
          <table:table-cell table:style-name="ce102" office:value-type="float" office:value="22" calcext:value-type="float">
            <text:p>22</text:p>
          </table:table-cell>
          <table:table-cell table:style-name="ce109" office:value-type="string" calcext:value-type="string">
            <text:p>Успешная валидаци 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22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0]" office:value-type="string" office:string-value="GR-7/1" calcext:value-type="string">
            <text:p>GR-7/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style-name="ce102" office:value-type="float" office:value="23" calcext:value-type="float">
            <text:p>23</text:p>
          </table:table-cell>
          <table:table-cell table:style-name="ce109" office:value-type="string" calcext:value-type="string">
            <text:p>Ошибка валидации <text:s/>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null</text:span></text:p>
            <text:p><text:span text:style-name="T16">Surname</text:span><text:span text:style-name="T17"> : null</text:span></text:p>
            <text:p><text:span text:style-name="T16">Email</text:span><text:span text:style-name="T17">: null</text:span></text:p>
            <text:p><text:span text:style-name="T16">Password</text:span><text:span text:style-name="T17"> :null</text:span></text:p>
          </table:table-cell>
          <table:table-cell table:style-name="ce120" office:value-type="string" calcext:value-type="string">
            <text:p>Error: All Fields are Required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1]" office:value-type="string" office:string-value="GR-7/3" calcext:value-type="string">
            <text:p>GR-7/3</text:p>
          </table:table-cell>
          <table:table-cell table:number-columns-repeated="1016"/>
        </table:table-row>
        <table:table-row table:style-name="ro5">
          <table:table-cell table:style-name="ce139" office:value-type="float" office:value="24" calcext:value-type="float">
            <text:p>24</text:p>
          </table:table-cell>
          <table:table-cell table:style-name="ce151" office:value-type="string" calcext:value-type="string">
            <text:p>Верстка сайт</text:p>
          </table:table-cell>
          <table:table-cell table:style-name="ce161"/>
          <table:table-cell table:style-name="ce151" office:value-type="string" calcext:value-type="string">
            <text:p>Респонсивно-адаптивная</text:p>
          </table:table-cell>
          <table:table-cell table:style-name="ce151"/>
          <table:table-cell table:style-name="ce172" table:content-validation-name="val1" office:value-type="string" calcext:value-type="string">
            <text:p>Pass</text:p>
          </table:table-cell>
          <table:table-cell table:style-name="ce151"/>
          <table:table-cell table:style-name="ce151" table:formula="of:=[$Требования.A7]" office:value-type="string" office:string-value="GR-5" calcext:value-type="string">
            <text:p>GR-5</text:p>
          </table:table-cell>
          <table:table-cell table:style-name="ce175" table:number-columns-repeated="1016"/>
        </table:table-row>
        <table:table-row table:style-name="ro3">
          <table:table-cell table:style-name="Default" table:number-columns-repeated="2"/>
          <table:table-cell table:style-name="ce162" office:value-type="string" calcext:value-type="string">
            <text:p>Поле Name</text:p>
          </table:table-cell>
          <table:table-cell table:style-name="Default" table:number-columns-repeated="5"/>
          <table:table-cell table:number-columns-repeated="1016"/>
        </table:table-row>
        <table:table-row table:style-name="ro7">
          <table:table-cell table:style-name="ce102" office:value-type="float" office:value="25" calcext:value-type="float">
            <text:p>25</text:p>
          </table:table-cell>
          <table:table-cell table:style-name="ce111" office:value-type="string" calcext:value-type="string">
            <text:p>Латинские символы в поле Name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2]" office:value-type="string" office:string-value="NR-2/1" calcext:value-type="string">
            <text:p>NR-2/1</text:p>
          </table:table-cell>
          <table:table-cell table:number-columns-repeated="1016"/>
        </table:table-row>
        <table:table-row table:style-name="ro7">
          <table:table-cell table:style-name="ce102" office:value-type="float" office:value="26" calcext:value-type="float">
            <text:p>26</text:p>
          </table:table-cell>
          <table:table-cell table:style-name="ce109" office:value-type="string" calcext:value-type="string">
            <text:p>Арабские цифры в поле Name</text:p>
          </table:table-cell>
          <table:table-cell table:style-name="ce109" office:value-type="string" calcext:value-type="string">
            <text:p><text:span text:style-name="T16">Name</text:span><text:span text:style-name="T17"> :1234567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1234567 Mexico</text:p>
            <text:p/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3]" office:value-type="string" office:string-value="NR-2/2" calcext:value-type="string">
            <text:p>NR-2/2</text:p>
          </table:table-cell>
          <table:table-cell table:number-columns-repeated="1016"/>
        </table:table-row>
        <table:table-row table:style-name="ro7">
          <table:table-cell table:style-name="ce102" office:value-type="float" office:value="27" calcext:value-type="float">
            <text:p>27</text:p>
          </table:table-cell>
          <table:table-cell office:value-type="string" calcext:value-type="string">
            <text:p>Допустимые спец. Cимволы в поле Name</text:p>
          </table:table-cell>
          <table:table-cell table:style-name="ce109" office:value-type="string" calcext:value-type="string">
            <text:p><text:span text:style-name="T16">Name</text:span><text:span text:style-name="T17"> : ._,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89" table:content-validation-name="val1" office:value-type="string" calcext:value-type="string">
            <text:p>Pass</text:p>
          </table:table-cell>
          <table:table-cell/>
          <table:table-cell table:formula="of:=[$Требования.A24]" office:value-type="string" office:string-value="NR-2/3" calcext:value-type="string">
            <text:p>NR-2/3</text:p>
          </table:table-cell>
          <table:table-cell table:number-columns-repeated="1016"/>
        </table:table-row>
        <table:table-row table:style-name="ro7">
          <table:table-cell table:style-name="ce103" office:value-type="float" office:value="28" calcext:value-type="float">
            <text:p>28</text:p>
          </table:table-cell>
          <table:table-cell office:value-type="string" calcext:value-type="string">
            <text:p>Пробел в начале в поле Name</text:p>
          </table:table-cell>
          <table:table-cell office:value-type="string" calcext:value-type="string">
            <text:p><text:span text:style-name="T16">Name</text:span><text:span text:style-name="T17"> : Bromigo</text:span></text:p>
            <text:p><text:span text:style-name="T16">Surname</text:span><text:span text:style-name="T17"> :Mexico</text:span></text:p>
            <text:p><text:span text:style-name="T16">Email</text:span><text:span text:style-name="T17">: </text:span><text:span text:style-name="T17"><text:a xlink:href="mailto:heheheh@yandex" xlink:type="simple">heheheh@yandex</text:a></text:span><text:span text:style-name="T17">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5]" office:value-type="string" office:string-value="NR-2/4" calcext:value-type="string">
            <text:p>NR-2/4</text:p>
          </table:table-cell>
          <table:table-cell table:number-columns-repeated="1016"/>
        </table:table-row>
        <table:table-row table:style-name="ro7">
          <table:table-cell table:style-name="ce103" office:value-type="float" office:value="29" calcext:value-type="float">
            <text:p>29</text:p>
          </table:table-cell>
          <table:table-cell office:value-type="string" calcext:value-type="string">
            <text:p>Пробел в конце поля Name</text:p>
          </table:table-cell>
          <table:table-cell office:value-type="string" calcext:value-type="string">
            <text:p><text:span text:style-name="T16">Name</text:span><text:span text:style-name="T17"> :Bro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6]" office:value-type="string" office:string-value="NR-2/5" calcext:value-type="string">
            <text:p>NR-2/5</text:p>
          </table:table-cell>
          <table:table-cell table:number-columns-repeated="1016"/>
        </table:table-row>
        <table:table-row table:style-name="ro7">
          <table:table-cell table:style-name="ce102" office:value-type="float" office:value="30" calcext:value-type="float">
            <text:p>30</text:p>
          </table:table-cell>
          <table:table-cell office:value-type="string" calcext:value-type="string">
            <text:p>Пробел подряд в поле Name</text:p>
          </table:table-cell>
          <table:table-cell office:value-type="string" calcext:value-type="string">
            <text:p><text:span text:style-name="T16">Name</text:span><text:span text:style-name="T17"> :Bro  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3" office:value-type="string" calcext:value-type="string">
            <text:p>Success! Hello: Bro migo Mexico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Default"/>
          <table:table-cell table:style-name="ce157" table:formula="of:=[$Требования.A27]" office:value-type="string" office:string-value="NR-2/6" calcext:value-type="string">
            <text:p>NR-2/6</text:p>
          </table:table-cell>
          <table:table-cell table:number-columns-repeated="1016"/>
        </table:table-row>
        <table:table-row table:style-name="ro7">
          <table:table-cell table:style-name="ce102" office:value-type="float" office:value="31" calcext:value-type="float">
            <text:p>31</text:p>
          </table:table-cell>
          <table:table-cell office:value-type="string" calcext:value-type="string">
            <text:p>Только один пробел в поле Name</text:p>
            <text:p/>
          </table:table-cell>
          <table:table-cell office:value-type="string" calcext:value-type="string">
            <text:p><text:span text:style-name="T16">Name</text:span><text:span text:style-name="T17"> :Bro mi 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8]" office:value-type="string" office:string-value="NR-2/7" calcext:value-type="string">
            <text:p>NR-2/7</text:p>
          </table:table-cell>
          <table:table-cell table:style-name="ce140" table:number-columns-repeated="1016"/>
        </table:table-row>
        <table:table-row table:style-name="ro7">
          <table:table-cell table:style-name="ce131" office:value-type="float" office:value="32" calcext:value-type="float">
            <text:p>32</text:p>
          </table:table-cell>
          <table:table-cell table:style-name="ce140" office:value-type="string" calcext:value-type="string">
            <text:p>Нерегистрозависимость поля Name</text:p>
          </table:table-cell>
          <table:table-cell table:style-name="ce140" office:value-type="string" calcext:value-type="string">
            <text:p><text:span text:style-name="T18">Name</text:span><text:span text:style-name="T19"> :BrOmIgO </text:span></text:p>
            <text:p><text:span text:style-name="T18">Surname</text:span><text:span text:style-name="T19"> :Mexico</text:span></text:p>
            <text:p><text:span text:style-name="T18">Email</text:span><text:span text:style-name="T19">: heheheh@yandex.ru</text:span></text:p>
            <text:p><text:span text:style-name="T18">Password</text:span><text:span text:style-name="T19"> :holahola</text:span>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140"/>
          <table:table-cell table:style-name="ce89" table:content-validation-name="val1" office:value-type="string" calcext:value-type="string">
            <text:p>Pass</text:p>
          </table:table-cell>
          <table:table-cell table:style-name="ce140"/>
          <table:table-cell table:style-name="ce140" table:formula="of:=[$Требования.A29]" office:value-type="string" office:string-value="NR-3" calcext:value-type="string">
            <text:p>NR-3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102" office:value-type="float" office:value="33" calcext:value-type="float">
            <text:p>33</text:p>
          </table:table-cell>
          <table:table-cell office:value-type="string" calcext:value-type="string">
            <text:p>Поле Name обзательное</text:p>
          </table:table-cell>
          <table:table-cell office:value-type="string" calcext:value-type="string">
            <text:p><text:span text:style-name="T20">Name</text:span><text:span text:style-name="T21">:</text:span></text:p>
            <text:p><text:span text:style-name="T20">Surname</text:span><text:span text:style-name="T21"> :Mexico</text:span></text:p>
            <text:p><text:span text:style-name="T20">Email</text:span><text:span text:style-name="T21">: heheheh@yandex.ru</text:span></text:p>
            <text:p><text:span text:style-name="T20">Password</text:span><text:span text:style-name="T21"> :holahola</text:span></text:p>
          </table:table-cell>
          <table:table-cell office:value-type="string" calcext:value-type="string">
            <text:p>Error: All Fields are Required</text:p>
          </table:table-cell>
          <table:table-cell/>
          <table:table-cell table:style-name="ce89" table:content-validation-name="val1" office:value-type="string" calcext:value-type="string">
            <text:p>Pass</text:p>
          </table:table-cell>
          <table:table-cell/>
          <table:table-cell table:formula="of:=[$Требования.A35]" office:value-type="string" office:string-value="NR-9" calcext:value-type="string">
            <text:p>NR-9</text:p>
          </table:table-cell>
          <table:table-cell table:number-columns-repeated="1016"/>
        </table:table-row>
        <table:table-row table:style-name="ro7">
          <table:table-cell table:style-name="ce102" office:value-type="float" office:value="34" calcext:value-type="float">
            <text:p>34</text:p>
          </table:table-cell>
          <table:table-cell office:value-type="string" calcext:value-type="string">
            <text:p>Обрамление поля Name при ошибке валидации</text:p>
          </table:table-cell>
          <table:table-cell table:style-name="ce109" office:value-type="string" calcext:value-type="string">
            <text:p><text:span text:style-name="T16">Name</text:span><text:span text:style-name="T17"> :Bro mi 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office:value-type="string" calcext:value-type="string">
            <text:p>Border поля name окрашивается в красный </text:p>
            <text:p>Цвет</text:p>
          </table:table-cell>
          <table:table-cell office:value-type="string" calcext:value-type="string">
            <text:p>Border не подкрашен</text:p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36]" office:value-type="string" office:string-value="NR-10" calcext:value-type="string">
            <text:p>NR-10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02" office:value-type="float" office:value="35" calcext:value-type="float">
            <text:p>35</text:p>
          </table:table-cell>
          <table:table-cell/>
          <table:table-cell office:value-type="string" calcext:value-type="string">
            <text:p>Поле Surname</text:p>
          </table:table-cell>
          <table:table-cell table:number-columns-repeated="1021"/>
        </table:table-row>
        <table:table-row table:style-name="ro3">
          <table:table-cell table:style-name="ce102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style-name="ce102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style-name="ce102" office:value-type="float" office:value="38" calcext:value-type="float">
            <text:p>38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75" office:value-type="float" office:value="5" calcext:value-type="float">
            <text:p>5</text:p>
          </table:table-cell>
          <table:table-cell table:style-name="ce76" office:value-type="string" calcext:value-type="string">
            <text:p>Нажатие на кнопку Submit</text:p>
          </table:table-cell>
          <table:table-cell table:style-name="ce76"/>
          <table:table-cell table:style-name="ce76" office:value-type="string" calcext:value-type="string">
            <text:p>Запускается скрипт и отображается окно валидации </text:p>
          </table:table-cell>
          <table:table-cell table:number-columns-repeated="1020"/>
        </table:table-row>
        <table:table-row table:style-name="ro8">
          <table:table-cell table:style-name="ce75" office:value-type="float" office:value="6" calcext:value-type="float">
            <text:p>6</text:p>
          </table:table-cell>
          <table:table-cell table:style-name="ce81" office:value-type="string" calcext:value-type="string">
            <text:p>Ввод валидных значений во все поля</text:p>
          </table:table-cell>
          <table:table-cell table:style-name="ce85" office:value-type="string" calcext:value-type="string">
            <text:p>Name : Evgeniy</text:p>
            <text:p><text:span text:style-name="T5">Surname : Vladimirov</text:span></text:p>
            <text:p><text:span text:style-name="T5">Email: </text:span><text:span text:style-name="T5"><text:a xlink:href="mailto:razdva@gmail.com" xlink:type="simple">razdva@gmail.com</text:a></text:span></text:p>
            <text:p><text:span text:style-name="T5">Password : </text:span><text:span text:style-name="T5"><text:a xlink:href="mailto:Qwerty@123" xlink:type="simple">Qwerty@123</text:a></text:span></text:p>
          </table:table-cell>
          <table:table-cell table:style-name="ce76" office:value-type="string" calcext:value-type="string">
            <text:p>Валидация пройдена. Сообщение об успешной</text:p>
            <text:p>Регистрации: «Success! Hello: Evgeniy Vladimirov»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hecklist.F3:checklist.F4 checklist.F7:checklist.F30 checklist.F33:checklist.F42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 style:data-style-name="N2" text:time-value="19:03:40.354624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7T19:23:32.843281639</dc:date>
    <meta:editing-duration>PT12H8M39S</meta:editing-duration>
    <meta:editing-cycles>124</meta:editing-cycles>
    <meta:generator>LibreOffice/7.2.6.2$Linux_X86_64 LibreOffice_project/20$Build-2</meta:generator>
    <meta:document-statistic meta:table-count="2" meta:cell-count="433" meta:object-count="0"/>
  </office:meta>
</office:document-meta>
</file>